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DejaVu Sans Mono" fo:font-size="9pt"/>
    </style:style>
    <style:style style:name="P5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style:font-name="DejaVu Sans Mono" fo:font-size="9pt" fo:font-style="italic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weight="bold"/>
    </style:style>
    <style:style style:name="T10" style:family="text">
      <style:text-properties fo:color="#808000"/>
    </style:style>
    <style:style style:name="T11" style:family="text">
      <style:text-properties fo:color="#808000" style:font-name="DejaVu Sans Mono" fo:font-size="9pt"/>
    </style:style>
    <style:style style:name="T12" style:family="text">
      <style:text-properties fo:font-style="italic"/>
    </style:style>
    <style:style style:name="T13" style:family="text">
      <style:text-properties fo:color="#008000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fo:font-weight="bold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 fo:font-style="italic"/>
    </style:style>
    <style:style style:name="T18" style:family="text">
      <style:text-properties fo:color="#0000ff" fo:font-weight="bold"/>
    </style:style>
    <style:style style:name="T19" style:family="text">
      <style:text-properties fo:color="#0000ff" style:font-name="DejaVu Sans Mono" fo:font-size="9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package </text:span>com.example.letscook3;</text:p>
      <text:p text:style-name="P4"><text:span text:style-name="T2">import </text:span>androidx.appcompat.app.AppCompatActivity;</text:p>
      <text:p text:style-name="P4"><text:span text:style-name="T2">import </text:span>android.os.Bundle;</text:p>
      <text:p text:style-name="P4"><text:span text:style-name="T2">import </text:span>android.os.Bundle;</text:p>
      <text:p text:style-name="P4"><text:span text:style-name="T2">import </text:span>android.content.Context;</text:p>
      <text:p text:style-name="P4"><text:span text:style-name="T2">import </text:span>android.content.Intent;</text:p>
      <text:p text:style-name="P4"><text:span text:style-name="T2">import </text:span>android.database.Cursor;</text:p>
      <text:p text:style-name="P4"><text:span text:style-name="T2">import </text:span>android.database.sqlite.SQLiteDatabase;</text:p>
      <text:p text:style-name="P4"><text:span text:style-name="T2">import </text:span>android.text.TextUtils;</text:p>
      <text:p text:style-name="P4"><text:span text:style-name="T2">import </text:span>android.view.View;</text:p>
      <text:p text:style-name="P4"><text:span text:style-name="T2">import </text:span>android.widget.Button;</text:p>
      <text:p text:style-name="P4"><text:span text:style-name="T2">import </text:span>android.widget.EditText;</text:p>
      <text:p text:style-name="P4"><text:span text:style-name="T2">import </text:span>android.widget.Toast;</text:p>
      <text:p text:style-name="P4"><text:span text:style-name="T2">public class </text:span>feedbackk <text:span text:style-name="T2">extends </text:span>AppCompatActivity {</text:p>
      <text:p text:style-name="P3"><text:s text:c="4"/><text:span text:style-name="T4">EditText </text:span><text:span text:style-name="T6">name</text:span><text:span text:style-name="T4">;</text:span></text:p>
      <text:p text:style-name="P3"><text:s text:c="4"/><text:span text:style-name="T4">Button </text:span><text:span text:style-name="T6">b1</text:span><text:span text:style-name="T4">;</text:span></text:p>
      <text:p text:style-name="P3"><text:s text:c="4"/><text:span text:style-name="T4">Boolean </text:span><text:span text:style-name="T6">EditTextEmptyHolder</text:span><text:span text:style-name="T4">;</text:span></text:p>
      <text:p text:style-name="P3"><text:s text:c="4"/><text:span text:style-name="T4">SQLiteDatabase </text:span><text:span text:style-name="T6">sqLiteDatabaseObj</text:span><text:span text:style-name="T4">;</text:span></text:p>
      <text:p text:style-name="P3"><text:s text:c="4"/><text:span text:style-name="T4">String </text:span><text:span text:style-name="T6">SQLiteDataBaseQueryHolder </text:span><text:span text:style-name="T4">;</text:span></text:p>
      <text:p text:style-name="P3"><text:s text:c="4"/><text:span text:style-name="T4">String </text:span><text:span text:style-name="T6">NameHolder</text:span><text:span text:style-name="T4">, </text:span><text:span text:style-name="T6">TypeHolder</text:span><text:span text:style-name="T4">,</text:span><text:span text:style-name="T6">DescriptionHolder</text:span><text:span text:style-name="T4">;</text:span></text:p>
      <text:p text:style-name="P3"><text:s text:c="4"/><text:span text:style-name="T4">Cursor </text:span><text:span text:style-name="T6">cursor</text:span><text:span text:style-name="T4">;</text:span></text:p>
      <text:p text:style-name="P3"><text:s text:c="4"/><text:span text:style-name="T4">feed </text:span><text:span text:style-name="T6">recipe</text:span><text:span text:style-name="T4">;</text:span></text:p>
      <text:p text:style-name="P3"><text:s text:c="4"/><text:span text:style-name="T11">@Override</text:span></text:p>
      <text:p text:style-name="P3"><text:span text:style-name="T10"><text:s text:c="4"/></text:span><text:span text:style-name="T3">protected void </text:span><text:span text:style-name="T4">onCreate(Bundle savedInstanceState) {</text:span></text:p>
      <text:p text:style-name="P3"><text:s text:c="8"/><text:span text:style-name="T3">super</text:span><text:span text:style-name="T4">.onCreate(savedInstanceState);</text:span></text:p>
      <text:p text:style-name="P3"><text:s text:c="8"/><text:span text:style-name="T4">setContentView(R.layout.</text:span><text:span text:style-name="T8">activity_feedbackk</text:span><text:span text:style-name="T4">);</text:span></text:p>
      <text:p text:style-name="P3"><text:s text:c="8"/><text:span text:style-name="T6">b1</text:span><text:span text:style-name="T4">=(Button)findViewById(R.id.</text:span><text:span text:style-name="T8">button2</text:span><text:span text:style-name="T4">);</text:span></text:p>
      <text:p text:style-name="P3"><text:s text:c="8"/><text:span text:style-name="T6">name</text:span><text:span text:style-name="T4">=(EditText)findViewById(R.id.</text:span><text:span text:style-name="T8">type</text:span><text:span text:style-name="T4">);</text:span></text:p>
      <text:p text:style-name="P3"><text:s text:c="8"/><text:span text:style-name="T6">b1</text:span><text:span text:style-name="T4">.setOnClickListener(</text:span><text:span text:style-name="T3">new </text:span><text:span text:style-name="T4">View.OnClickListener() {</text:span></text:p>
      <text:p text:style-name="P3"><text:s text:c="12"/><text:span text:style-name="T11">@Override</text:span></text:p>
      <text:p text:style-name="P3"><text:span text:style-name="T10"><text:s text:c="12"/></text:span><text:span text:style-name="T3">public void </text:span><text:span text:style-name="T4">onClick(View view) {</text:span></text:p>
      <text:p text:style-name="P3"><text:s text:c="16"/><text:span text:style-name="T4">SQLiteDataBaseBuild();</text:span></text:p>
      <text:p text:style-name="P3"><text:s text:c="16"/><text:span text:style-name="T4">SQLiteTableBuild();</text:span></text:p>
      <text:p text:style-name="P3"><text:s text:c="16"/><text:span text:style-name="T4">CheckEditTextStatus();</text:span></text:p>
      <text:p text:style-name="P3"><text:s text:c="16"/><text:span text:style-name="T4">InsertDataIntoSQLiteDatabase();</text:span></text:p>
      <text:p text:style-name="P3"><text:s text:c="12"/><text:span text:style-name="T4">}</text:span></text:p>
      <text:p text:style-name="P3"><text:s text:c="8"/><text:span text:style-name="T4">});</text:span></text:p>
      <text:p text:style-name="P3"><text:s text:c="4"/><text:span text:style-name="T4">}</text:span></text:p>
      <text:p text:style-name="P3"><text:s text:c="4"/><text:span text:style-name="T3">public void </text:span><text:span text:style-name="T4">SQLiteDataBaseBuild(){</text:span></text:p>
      <text:p text:style-name="P3"><text:s text:c="8"/><text:span text:style-name="T6">sqLiteDatabaseObj </text:span><text:span text:style-name="T4">= openOrCreateDatabase(feed.</text:span><text:span text:style-name="T7">DATABASE_NAME</text:span><text:span text:style-name="T4">, Context.</text:span><text:span text:style-name="T8">MODE_PRIVATE</text:span><text:span text:style-name="T4">, </text:span><text:span text:style-name="T3">null</text:span><text:span text:style-name="T4">);</text:span></text:p>
      <text:p text:style-name="P3"><text:s text:c="4"/><text:span text:style-name="T4">}</text:span></text:p>
      <text:p text:style-name="P3"><text:s text:c="4"/><text:span text:style-name="T3">public void </text:span><text:span text:style-name="T4">SQLiteTableBuild() {</text:span></text:p>
      <text:p text:style-name="P3"><text:s text:c="8"/><text:span text:style-name="T6">sqLiteDatabaseObj</text:span><text:span text:style-name="T4">.execSQL(</text:span><text:span text:style-name="T14">"CREATE TABLE IF NOT EXISTS " </text:span><text:span text:style-name="T4">+ </text:span><text:span text:style-name="T6">recipe</text:span><text:span text:style-name="T4">.</text:span><text:span text:style-name="T8">TABLE_NAME </text:span><text:span text:style-name="T4">+ </text:span><text:span text:style-name="T14">"(" </text:span><text:span text:style-name="T4">+ </text:span><text:span text:style-name="T6">recipe</text:span><text:span text:style-name="T4">.</text:span><text:span text:style-name="T8">Table_Column_ID </text:span><text:span text:style-name="T4">+ </text:span><text:span text:style-name="T14">" PRIMARY KEY , " </text:span><text:span text:style-name="T4">+ </text:span><text:span text:style-name="T6">recipe</text:span><text:span text:style-name="T4">.</text:span><text:span text:style-name="T8">Table_Column_1_Name </text:span><text:span text:style-name="T4">+ </text:span><text:span text:style-name="T14">" VARCHAR );"</text:span><text:span text:style-name="T4">);</text:span></text:p>
      <text:p text:style-name="P3"><text:s text:c="4"/><text:span text:style-name="T4">}</text:span></text:p>
      <text:p text:style-name="P3"><text:s text:c="4"/><text:span text:style-name="T3">public void </text:span><text:span text:style-name="T4">InsertDataIntoSQLiteDatabase() {</text:span></text:p>
      <text:p text:style-name="P3"><text:s text:c="8"/><text:span text:style-name="T3">if </text:span><text:span text:style-name="T4">((</text:span><text:span text:style-name="T6">EditTextEmptyHolder </text:span><text:span text:style-name="T4">== </text:span><text:span text:style-name="T3">true</text:span><text:span text:style-name="T4">)) {</text:span></text:p>
      <text:p text:style-name="P3"><text:s text:c="12"/><text:span text:style-name="T6">SQLiteDataBaseQueryHolder </text:span><text:span text:style-name="T4">= </text:span><text:span text:style-name="T14">"INSERT INTO " </text:span><text:span text:style-name="T4">+ </text:span><text:span text:style-name="T6">recipe</text:span><text:span text:style-name="T4">.</text:span><text:span text:style-name="T8">TABLE_NAME </text:span><text:span text:style-name="T4">+ </text:span><text:span text:style-name="T14">" (name) VALUES('" </text:span><text:span text:style-name="T4">+ </text:span><text:span text:style-name="T6">name</text:span><text:span text:style-name="T4">.getText().toString() + </text:span><text:span text:style-name="T14">"');"</text:span><text:span text:style-name="T4">;</text:span></text:p>
      <text:p text:style-name="P3"><text:s text:c="12"/><text:span text:style-name="T6">sqLiteDatabaseObj</text:span><text:span text:style-name="T4">.execSQL(</text:span><text:span text:style-name="T6">SQLiteDataBaseQueryHolder</text:span><text:span text:style-name="T4">);</text:span></text:p>
      <text:p text:style-name="P3"><text:s text:c="12"/><text:span text:style-name="T17">// Closing SQLite database object.</text:span></text:p>
      <text:p text:style-name="P3"><text:span text:style-name="T16"><text:s text:c="12"/></text:span><text:span text:style-name="T6">sqLiteDatabaseObj</text:span><text:span text:style-name="T4">.close();</text:span></text:p>
      <text:p text:style-name="P3"><text:s text:c="12"/><text:span text:style-name="T17">// Printing toast message after done inserting.</text:span></text:p>
      <text:p text:style-name="P3"><text:span text:style-name="T16"><text:s text:c="12"/></text:span><text:span text:style-name="T4">Toast.</text:span><text:span text:style-name="T5">makeText</text:span><text:span text:style-name="T4">(feedbackk.</text:span><text:span text:style-name="T3">this</text:span><text:span text:style-name="T4">, </text:span><text:span text:style-name="T14">"Added"</text:span><text:span text:style-name="T4">, Toast.</text:span><text:span text:style-name="T8">LENGTH_LONG</text:span><text:span text:style-name="T4">).show();</text:span></text:p>
      <text:p text:style-name="P3"><text:s text:c="12"/><text:span text:style-name="T4">Intent intent = </text:span><text:span text:style-name="T3">new </text:span><text:span text:style-name="T4">Intent(feedbackk.</text:span><text:span text:style-name="T3">this</text:span><text:span text:style-name="T4">, viewfeed.</text:span><text:span text:style-name="T3">class</text:span><text:span text:style-name="T4">);</text:span></text:p>
      <text:p text:style-name="P3"><text:s text:c="12"/><text:span text:style-name="T4">startActivity(intent);</text:span></text:p>
      <text:p text:style-name="P3"><text:s text:c="8"/><text:span text:style-name="T4">} </text:span><text:span text:style-name="T3">else </text:span><text:span text:style-name="T4">{</text:span></text:p>
      <text:p text:style-name="P3"><text:s text:c="12"/><text:span text:style-name="T3">if </text:span><text:span text:style-name="T4">(</text:span><text:span text:style-name="T6">EditTextEmptyHolder </text:span><text:span text:style-name="T4">== </text:span><text:span text:style-name="T3">false</text:span><text:span text:style-name="T4">) {</text:span></text:p>
      <text:p text:style-name="P3"><text:s text:c="16"/><text:span text:style-name="T17">// Printing toast message if any of EditText is empty.</text:span></text:p>
      <text:p text:style-name="P3"><text:soft-page-break/><text:span text:style-name="T16"><text:s text:c="16"/></text:span><text:span text:style-name="T4">Toast.</text:span><text:span text:style-name="T5">makeText</text:span><text:span text:style-name="T4">(feedbackk.</text:span><text:span text:style-name="T3">this</text:span><text:span text:style-name="T4">, </text:span><text:span text:style-name="T14">"Please Fill All The Required Fields."</text:span><text:span text:style-name="T4">, Toast.</text:span><text:span text:style-name="T8">LENGTH_LONG</text:span><text:span text:style-name="T4">).show();</text:span></text:p>
      <text:p text:style-name="P3"><text:s text:c="12"/><text:span text:style-name="T4">}</text:span></text:p>
      <text:p text:style-name="P3"><text:s text:c="8"/><text:span text:style-name="T4">}</text:span></text:p>
      <text:p text:style-name="P3"><text:s text:c="4"/><text:span text:style-name="T4">}</text:span></text:p>
      <text:p text:style-name="P3"><text:s text:c="4"/><text:span text:style-name="T3">public void </text:span><text:span text:style-name="T4">CheckEditTextStatus(){</text:span></text:p>
      <text:p text:style-name="P3"><text:s text:c="8"/><text:span text:style-name="T17">// Getting value from All EditText and storing into String Variables.</text:span></text:p>
      <text:p text:style-name="P3"><text:span text:style-name="T16"><text:s text:c="8"/></text:span><text:span text:style-name="T6">NameHolder </text:span><text:span text:style-name="T4">= </text:span><text:span text:style-name="T6">name</text:span><text:span text:style-name="T4">.getText().toString() ;</text:span></text:p>
      <text:p text:style-name="P5">// <text:s text:c="7"/>TypeHolder = type.getText().toString();</text:p>
      <text:p text:style-name="P5">// <text:s text:c="7"/>DescriptionHolder=des.getText().toString();</text:p>
      <text:p text:style-name="P3"><text:span text:style-name="T16"><text:s text:c="8"/></text:span><text:span text:style-name="T3">if</text:span><text:span text:style-name="T4">(TextUtils.</text:span><text:span text:style-name="T5">isEmpty</text:span><text:span text:style-name="T4">(</text:span><text:span text:style-name="T6">NameHolder</text:span><text:span text:style-name="T4">) ){</text:span></text:p>
      <text:p text:style-name="P3"><text:s text:c="12"/><text:span text:style-name="T6">EditTextEmptyHolder </text:span><text:span text:style-name="T4">= </text:span><text:span text:style-name="T3">false </text:span><text:span text:style-name="T4">;</text:span></text:p>
      <text:p text:style-name="P3"><text:s text:c="8"/><text:span text:style-name="T4">}</text:span></text:p>
      <text:p text:style-name="P3"><text:s text:c="8"/><text:span text:style-name="T3">else </text:span><text:span text:style-name="T4">{</text:span></text:p>
      <text:p text:style-name="P3"><text:s text:c="12"/><text:span text:style-name="T6">EditTextEmptyHolder </text:span><text:span text:style-name="T4">= </text:span><text:span text:style-name="T3">true </text:span><text:span text:style-name="T4">;</text:span></text:p>
      <text:p text:style-name="P3"><text:s text:c="8"/><text:span text:style-name="T4">}</text:span></text:p>
      <text:p text:style-name="P3"><text:s text:c="4"/><text:span text:style-name="T4">}</text:span></text:p>
      <text:p text:style-name="P2">}</text:p>
      <text:p text:style-name="Standard"/>
      <text:p text:style-name="Standard"/>
      <text:p text:style-name="Standard"/>
      <text:p text:style-name="P4"><text:span text:style-name="T12">&lt;?</text:span><text:span text:style-name="T18">xml version</text:span><text:span text:style-name="T15">="1.0" </text:span><text:span text:style-name="T18">encoding</text:span><text:span text:style-name="T15">="utf-8"</text:span><text:span text:style-name="T12">?&gt;</text:span></text:p>
      <text:p text:style-name="P4">&lt;<text:span text:style-name="T2">RelativeLayout </text:span><text:span text:style-name="T18">xmlns:</text:span><text:span text:style-name="T9">android</text:span><text:span text:style-name="T15">="http://schemas.android.com/apk/res/android"</text:span></text:p>
      <text:p text:style-name="P3"><text:span text:style-name="T13"><text:s text:c="4"/></text:span><text:span text:style-name="T19">xmlns:</text:span><text:span text:style-name="T6">app</text:span><text:span text:style-name="T14">="http://schemas.android.com/apk/res-auto"</text:span></text:p>
      <text:p text:style-name="P3"><text:span text:style-name="T13"><text:s text:c="4"/></text:span><text:span text:style-name="T19">xmlns:</text:span><text:span text:style-name="T6">tools</text:span><text:span text:style-name="T14">="http://schemas.android.com/tools"</text:span></text:p>
      <text:p text:style-name="P3"><text:span text:style-name="T13"><text:s text:c="4"/></text:span><text:span text:style-name="T6">android</text:span><text:span text:style-name="T19">:layout_width</text:span><text:span text:style-name="T14">="match_parent"</text:span></text:p>
      <text:p text:style-name="P3"><text:span text:style-name="T13"><text:s text:c="4"/></text:span><text:span text:style-name="T6">android</text:span><text:span text:style-name="T19">:layout_height</text:span><text:span text:style-name="T14">="match_parent"</text:span></text:p>
      <text:p text:style-name="P3"><text:span text:style-name="T13"><text:s text:c="4"/></text:span><text:span text:style-name="T6">tools</text:span><text:span text:style-name="T19">:context</text:span><text:span text:style-name="T14">=".MainActivity"</text:span><text:span text:style-name="T4">&gt;</text:span></text:p>
      <text:p text:style-name="P3"><text:s text:c="4"/><text:span text:style-name="T4">&lt;</text:span><text:span text:style-name="T3">EditText</text:span></text:p>
      <text:p text:style-name="P3"><text:span text:style-name="T1"><text:s text:c="8"/></text:span><text:span text:style-name="T6">android</text:span><text:span text:style-name="T19">:id</text:span><text:span text:style-name="T14">="@+id/type"</text:span></text:p>
      <text:p text:style-name="P3"><text:span text:style-name="T13"><text:s text:c="8"/></text:span><text:span text:style-name="T6">android</text:span><text:span text:style-name="T19">:layout_width</text:span><text:span text:style-name="T14">="wrap_content"</text:span></text:p>
      <text:p text:style-name="P3"><text:span text:style-name="T13"><text:s text:c="8"/></text:span><text:span text:style-name="T6">android</text:span><text:span text:style-name="T19">:layout_height</text:span><text:span text:style-name="T14">="wrap_content"</text:span></text:p>
      <text:p text:style-name="P3"><text:span text:style-name="T13"><text:s text:c="8"/></text:span><text:span text:style-name="T6">android</text:span><text:span text:style-name="T19">:layout_marginLeft</text:span><text:span text:style-name="T14">="111dp"</text:span></text:p>
      <text:p text:style-name="P3"><text:span text:style-name="T13"><text:s text:c="8"/></text:span><text:span text:style-name="T6">android</text:span><text:span text:style-name="T19">:layout_marginStart</text:span><text:span text:style-name="T14">="111dp"</text:span></text:p>
      <text:p text:style-name="P3"><text:span text:style-name="T13"><text:s text:c="8"/></text:span><text:span text:style-name="T6">android</text:span><text:span text:style-name="T19">:layout_marginTop</text:span><text:span text:style-name="T14">="55dp"</text:span></text:p>
      <text:p text:style-name="P3"><text:span text:style-name="T13"><text:s text:c="8"/></text:span><text:span text:style-name="T6">android</text:span><text:span text:style-name="T19">:ems</text:span><text:span text:style-name="T14">="10"</text:span></text:p>
      <text:p text:style-name="P3"><text:span text:style-name="T13"><text:s text:c="8"/></text:span><text:span text:style-name="T6">android</text:span><text:span text:style-name="T19">:inputType</text:span><text:span text:style-name="T14">="textPersonName"</text:span></text:p>
      <text:p text:style-name="P3"><text:span text:style-name="T13"><text:s text:c="8"/></text:span><text:span text:style-name="T6">android</text:span><text:span text:style-name="T19">:hint</text:span><text:span text:style-name="T14">="Enter Feedback"</text:span></text:p>
      <text:p text:style-name="P3"><text:span text:style-name="T13"><text:s text:c="8"/></text:span><text:span text:style-name="T6">android</text:span><text:span text:style-name="T19">:layout_below</text:span><text:span text:style-name="T14">="@+id/recipename"</text:span></text:p>
      <text:p text:style-name="P3"><text:span text:style-name="T13"><text:s text:c="8"/></text:span><text:span text:style-name="T6">app</text:span><text:span text:style-name="T19">:layout_constraintStart_toStartOf</text:span><text:span text:style-name="T14">="parent"</text:span></text:p>
      <text:p text:style-name="P3"><text:span text:style-name="T13"><text:s text:c="8"/></text:span><text:span text:style-name="T4">/&gt;</text:span></text:p>
      <text:p text:style-name="P3"><text:s text:c="4"/><text:span text:style-name="T4">&lt;</text:span><text:span text:style-name="T3">Button</text:span></text:p>
      <text:p text:style-name="P3"><text:span text:style-name="T1"><text:s text:c="8"/></text:span><text:span text:style-name="T6">android</text:span><text:span text:style-name="T19">:id</text:span><text:span text:style-name="T14">="@+id/button2"</text:span></text:p>
      <text:p text:style-name="P3"><text:span text:style-name="T13"><text:s text:c="8"/></text:span><text:span text:style-name="T6">android</text:span><text:span text:style-name="T19">:layout_width</text:span><text:span text:style-name="T14">="wrap_content"</text:span></text:p>
      <text:p text:style-name="P3"><text:span text:style-name="T13"><text:s text:c="8"/></text:span><text:span text:style-name="T6">android</text:span><text:span text:style-name="T19">:layout_height</text:span><text:span text:style-name="T14">="wrap_content"</text:span></text:p>
      <text:p text:style-name="P3"><text:span text:style-name="T13"><text:s text:c="8"/></text:span><text:span text:style-name="T6">android</text:span><text:span text:style-name="T19">:layout_marginLeft</text:span><text:span text:style-name="T14">="186dp"</text:span></text:p>
      <text:p text:style-name="P3"><text:span text:style-name="T13"><text:s text:c="8"/></text:span><text:span text:style-name="T6">android</text:span><text:span text:style-name="T19">:layout_marginStart</text:span><text:span text:style-name="T14">="186dp"</text:span></text:p>
      <text:p text:style-name="P3"><text:span text:style-name="T13"><text:s text:c="8"/></text:span><text:span text:style-name="T6">android</text:span><text:span text:style-name="T19">:layout_marginTop</text:span><text:span text:style-name="T14">="103dp"</text:span></text:p>
      <text:p text:style-name="P3"><text:span text:style-name="T13"><text:s text:c="8"/></text:span><text:span text:style-name="T6">android</text:span><text:span text:style-name="T19">:text</text:span><text:span text:style-name="T14">="send"</text:span></text:p>
      <text:p text:style-name="P3"><text:span text:style-name="T13"><text:s text:c="8"/></text:span><text:span text:style-name="T6">app</text:span><text:span text:style-name="T19">:layout_constraintStart_toStartOf</text:span><text:span text:style-name="T14">="parent"</text:span></text:p>
      <text:p text:style-name="P1"><text:span text:style-name="T13"><text:s text:c="8"/></text:span><text:span text:style-name="T6">android</text:span><text:span text:style-name="T19">:layout_below</text:span><text:span text:style-name="T14">="@+id/description"</text:span><text:span text:style-name="T4">/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10:12.051879499</meta:creation-date>
    <dc:date>2019-11-06T13:12:13.611551231</dc:date>
    <meta:editing-duration>PT2M1S</meta:editing-duration>
    <meta:editing-cycles>1</meta:editing-cycles>
    <meta:document-statistic meta:table-count="0" meta:image-count="0" meta:object-count="0" meta:page-count="2" meta:paragraph-count="104" meta:word-count="265" meta:character-count="4105" meta:non-whitespace-character-count="3246"/>
    <meta:generator>LibreOffice/5.1.6.2$Linux_X86_64 LibreOffice_project/10m0$Build-2</meta:generator>
  </office:meta>
</office:document-meta>
</file>